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1ed9" officeooo:paragraph-rsid="00191ed9"/>
    </style:style>
    <style:style style:name="P2" style:family="paragraph" style:parent-style-name="Standard">
      <style:text-properties fo:font-weight="bold" officeooo:rsid="00191ed9" officeooo:paragraph-rsid="00191ed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tions, Acronyms, Abbreviations</text:p>
      <text:p text:style-name="P1"/>
      <text:p text:style-name="P2">Definitions</text:p>
      <text:p text:style-name="P1"/>
      <text:p text:style-name="P1"><text:tab/>Platform: system/application as a whole.</text:p>
      <text:p text:style-name="P1"><text:tab/>User: An end user who is currently registered to the Travlendar+ application and has credentials to access.</text:p>
      <text:p text:style-name="P1"><text:tab/>Guest: Person not registered yet and with limited access to features.</text:p>
      <text:p text:style-name="P1"><text:tab/>Event: A scheduled meeting or other kind of appointment a user has to attend.</text:p>
      <text:p text:style-name="P1"><text:tab/>Journey: The path chosen by the application as the one with all the fullfilled requirements.</text:p>
      <text:p text:style-name="P1"><text:tab/>Bad Weather: A weather that prevents the user from choosing some path options. The listed bad weathers are snow, rain, storm and others.</text:p>
      <text:p text:style-name="P1"><text:tab/>Framework: Reusable set of libraries or classes for a software system.</text:p>
      <text:p text:style-name="P1"><text:tab/>Cross-Platform: software able to run on different platforms with same code.</text:p>
      <text:p text:style-name="P1"><text:tab/>Port: in the internet protocol suite, it is an endpoint of communication in operating system</text:p>
      <text:p text:style-name="P1"/>
      <text:p text:style-name="P1"/>
      <text:p text:style-name="P2">Acronyms</text:p>
      <text:p text:style-name="P1"/>
      <text:p text:style-name="P1"/>
      <text:p text:style-name="P1"><text:tab/>RASD: Requirements Analysis and Specification Document</text:p>
      <text:p text:style-name="P1"><text:tab/>DB: Database</text:p>
      <text:p text:style-name="P1"><text:tab/>DBMS: Database Management System</text:p>
      <text:p text:style-name="P1"><text:tab/>OS: Operating System </text:p>
      <text:p text:style-name="P1"><text:tab/>HTML: HyperText Markup Language</text:p>
      <text:p text:style-name="P1"><text:tab/>CSS: Cascading Style Sheets</text:p>
      <text:p text:style-name="P1"><text:tab/>JS: JavaScript</text:p>
      <text:p text:style-name="P1"><text:tab/>JSON: JavaScript Object Notation</text:p>
      <text:p text:style-name="P1"><text:tab/>API: Application Programming Interface</text:p>
      <text:p text:style-name="P1"><text:tab/>IDE: Integrated Development Environment</text:p>
      <text:p text:style-name="P1"><text:tab/>RAM: Random Access Memory</text:p>
      <text:p text:style-name="P1"><text:tab/>HTTP: HyperText Transfer Protocol</text:p>
      <text:p text:style-name="P1"><text:tab/>HTTPS: HyperText Transfer Protocol Secure</text:p>
      <text:p text:style-name="P1"><text:tab/>TCP: Transmission Control Protocol</text:p>
      <text:p text:style-name="P1"><text:tab/></text:p>
      <text:p text:style-name="P1"/>
      <text:p text:style-name="P1"/>
      <text:p text:style-name="P2">Abbreviations</text:p>
      <text:p text:style-name="P1"/>
      <text:p text:style-name="P1"><text:tab/>Gn: n-th goal</text:p>
      <text:p text:style-name="P1"><text:tab/>Rn: n-th functional requirement</text:p>
      <text:p text:style-name="P1"><text:tab/>Dn: n-th domain</text:p>
      <text:p text:style-name="P1"><text:tab/>Mn: n-th mockup</text:p>
      <text:p text:style-name="P1"><text:tab/>WebApp: WebApplication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9:21:04.055030659</meta:creation-date>
    <dc:date>2017-10-16T19:23:07.738664155</dc:date>
    <meta:editing-duration>PT2M4S</meta:editing-duration>
    <meta:editing-cycles>1</meta:editing-cycles>
    <meta:document-statistic meta:table-count="0" meta:image-count="0" meta:object-count="0" meta:page-count="1" meta:paragraph-count="33" meta:word-count="197" meta:character-count="1385" meta:non-whitespace-character-count="1189"/>
    <meta:generator>LibreOffice/5.1.6.2$Linux_X86_64 LibreOffice_project/10m0$Build-2</meta:generator>
  </office:meta>
</office:document-meta>
</file>